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2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1.92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>
            <text:p>[Workflow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table:style-name="ce5" office:value-type="string">
            <text:p>iqbio.pasurvey.workflow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Pre-Admission workflow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Workflow for pre-admission surveys</text:p>
          </table:table-cell>
          <table:table-cell table:number-columns-repeated="1022"/>
        </table:table-row>
        <table:table-row table:style-name="ro1">
          <table:table-cell office:value-type="string">
            <text:p>Initial stat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survey is being drafted.</text:p>
          </table:table-cell>
          <table:table-cell table:number-columns-repeated="1022"/>
        </table:table-row>
        <table:table-row table:style-name="ro1">
          <table:table-cell office:value-type="string">
            <text:p>Transitions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d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itle:</text:p>
          </table:table-cell>
          <table:table-cell office:value-type="string">
            <text:p>Pending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scription:</text:p>
          </table:table-cell>
          <table:table-cell office:value-type="string">
            <text:p>The survey is pending for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:</text:p>
          </table:table-cell>
          <table:table-cell office:value-type="string">
            <text:p>Pending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label:</text:p>
          </table:table-cell>
          <table:table-cell office:value-type="string">
            <text:p>Pre-Admission survey pending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ansitions:</text:p>
          </table:table-cell>
          <table:table-cell office:value-type="string">
            <text:p>reject, to_facultyreview, to_draf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d:</text:p>
          </table:table-cell>
          <table:table-cell office:value-type="string">
            <text:p>faculty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itle:</text:p>
          </table:table-cell>
          <table:table-cell office:value-type="string">
            <text:p>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scription:</text:p>
          </table:table-cell>
          <table:table-cell office:value-type="string">
            <text:p>The survey is being reviewed by the facult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:</text:p>
          </table:table-cell>
          <table:table-cell office:value-type="string">
            <text:p>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label:</text:p>
          </table:table-cell>
          <table:table-cell office:value-type="string">
            <text:p>Pre-Admission survey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ansitions:</text:p>
          </table:table-cell>
          <table:table-cell office:value-type="string">
            <text:p>reject, submit, to_programreview, to_draf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d:</text:p>
          </table:table-cell>
          <table:table-cell office:value-type="string">
            <text:p>program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itle:</text:p>
          </table:table-cell>
          <table:table-cell office:value-type="string">
            <text:p>Grad Program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scription:</text:p>
          </table:table-cell>
          <table:table-cell office:value-type="string">
            <text:p>The survey is being reviewed by the departmen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:</text:p>
          </table:table-cell>
          <table:table-cell office:value-type="string">
            <text:p>Grad Program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label:</text:p>
          </table:table-cell>
          <table:table-cell office:value-type="string">
            <text:p>Pre-Admission survey Grad Program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ansitions:</text:p>
          </table:table-cell>
          <table:table-cell office:value-type="string">
            <text:p>reject, accept, to_facultyreview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table:style-name="ce6" office:value-type="string">
            <text:p>accepted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Accepted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proposal has been accepted</text:p>
          </table:table-cell>
          <table:table-cell table:number-columns-repeated="1022"/>
        </table:table-row>
        <table:table-row table:style-name="ro1">
          <table:table-cell office:value-type="string">
            <text:p>Transitions:</text:p>
          </table:table-cell>
          <table:table-cell office:value-type="string">
            <text:p>reject, to_programreview, to_draf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Y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table:style-name="ce6" office:value-type="string">
            <text:p>notaccepted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Not Accepted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proposal has not been accepted</text:p>
          </table:table-cell>
          <table:table-cell table:number-columns-repeated="1022"/>
        </table:table-row>
        <table:table-row table:style-name="ro1">
          <table:table-cell office:value-type="string">
            <text:p>Transitions:</text:p>
          </table:table-cell>
          <table:table-cell office:value-type="string">
            <text:p>accept, to_draft, to_facultyreview, to_programreview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Submit the survey for pending faculty review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quest revie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to_facultyreview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Transition to Faculty Review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Submit the survey for faculty review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facultyreview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to_programreview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Transition to Grad Program Review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Submit the survey for Grad Program review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programreview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Do not accept the survey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notaccepted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accep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Accep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Accept the survey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accepted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to_draf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Send To Draf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Put the survey back in the draft state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8">11/28/2010</text:date>, <text:time>16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28T16:20:23</dc:date>
    <meta:generator>OpenOffice.org/3.2$Unix OpenOffice.org_project/320m18$Build-9502</meta:generator>
    <meta:editing-duration>PT08H48M57S</meta:editing-duration>
    <meta:editing-cycles>13</meta:editing-cycles>
    <dc:creator>Kurt Bendl</dc:creator>
    <meta:document-statistic meta:table-count="1" meta:cell-count="292" meta:object-count="0"/>
  </office:meta>
</office:document-meta>
</file>